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2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4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.05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38cm"/>
    </style:style>
    <style:style style:name="gr21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066cm" fo:padding-top="0.302cm" fo:padding-bottom="0.302cm" fo:padding-left="0.427cm" fo:padding-right="0.427cm"/>
    </style:style>
    <style:style style:name="gr22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208cm" fo:padding-top="0.231cm" fo:padding-bottom="0.231cm" fo:padding-left="0.356cm" fo:padding-right="0.356cm"/>
    </style:style>
    <style:style style:name="gr23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38cm"/>
    </style:style>
    <style:style style:name="gr24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38cm"/>
    </style:style>
    <style:style style:name="gr25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505cm"/>
    </style:style>
    <style:style style:name="gr26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197cm" fo:padding-top="0.302cm" fo:padding-bottom="0.302cm" fo:padding-left="0.427cm" fo:padding-right="0.427cm"/>
    </style:style>
    <style:style style:name="gr27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339cm" fo:padding-top="0.231cm" fo:padding-bottom="0.231cm" fo:padding-left="0.356cm" fo:padding-right="0.356cm"/>
    </style:style>
    <style:style style:name="gr28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505cm"/>
    </style:style>
    <style:style style:name="gr29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505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322cm"/>
    </style:style>
    <style:style style:name="gr31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ff00cc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3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9cm" svg:y1="4.55cm" svg:x2="15.7cm" svg:y2="4.5cm" draw:start-shape="id1" draw:start-glue-point="7" svg:d="M14900 4550l800-50" svg:viewBox="0 0 801 51">
          <text:p/>
        </draw:connector>
        <draw:connector draw:style-name="gr5" draw:text-style-name="P2" draw:layer="layout" draw:type="line" svg:x1="13.15cm" svg:y1="5.7cm" svg:x2="13.125cm" svg:y2="7.1cm" draw:start-shape="id1" draw:start-glue-point="6" draw:end-shape="id2" draw:end-glue-point="4" svg:d="M13150 5700l-25 1400" svg:viewBox="0 0 26 1401">
          <text:p/>
        </draw:connector>
        <draw:connector draw:style-name="gr5" draw:text-style-name="P2" draw:layer="layout" draw:type="line" svg:x1="11.35cm" svg:y1="8.25cm" svg:x2="9.8cm" svg:y2="8.25cm" draw:start-shape="id2" draw:start-glue-point="5" draw:end-shape="id3" draw:end-glue-point="7" svg:d="M11350 8250h-1550" svg:viewBox="0 0 1551 1">
          <text:p/>
        </draw:connector>
        <draw:connector draw:style-name="gr5" draw:text-style-name="P2" draw:layer="layout" draw:type="line" svg:x1="6.3cm" svg:y1="8.25cm" svg:x2="4.886cm" svg:y2="8.264cm" draw:start-shape="id3" draw:start-glue-point="5" svg:d="M6300 8250l-1414 14" svg:viewBox="0 0 1415 15">
          <text:p/>
        </draw:connector>
        <draw:frame draw:style-name="gr6" draw:text-style-name="P4" draw:layer="layout" svg:width="4.8cm" svg:height="1.673cm" svg:x="1cm" svg:y="7.301cm">
          <draw:text-box>
            <text:p text:style-name="P1"><text:span text:style-name="T1">Identity</text:span><text:span text:style-name="T2"> (face belongs to </text:span><text:span text:style-name="T3">“John”</text:span><text:span text:style-name="T2">) </text:span></text:p>
            <text:p text:style-name="P1"><text:span text:style-name="T2"/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10.3cm" svg:height="2.384cm" svg:x="4.1cm" svg:y="11.2cm">
          <draw:text-box>
            <text:p>= Creation of biometric references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8" draw:text-style-name="P5" draw:layer="layout" svg:width="4.9cm" svg:height="0.962cm" svg:x="4.1cm" svg:y="12.238cm">
          <draw:text-box>
            <text:p>= Identification</text:p>
          </draw:text-box>
        </draw:frame>
        <draw:g>
          <draw:custom-shape draw:style-name="gr9" draw:text-style-name="P6" draw:layer="layout" svg:width="1.244cm" svg:height="1.245cm" svg:x="13.6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3.6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3.7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11" draw:layer="layout" svg:width="1.9cm" svg:height="1.199cm" svg:x="9.6cm" svg:y="8.4cm">
          <draw:text-box>
            <text:p text:style-name="P1"><text:span text:style-name="T4">Scores</text:span></text:p>
          </draw:text-box>
        </draw:frame>
        <draw:g>
          <draw:custom-shape draw:style-name="gr17" draw:text-style-name="P6" draw:layer="layout" svg:width="1.244cm" svg:height="1.245cm" svg:x="14.521cm" svg:y="2.2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4.465cm" svg:y="2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4.565cm" svg:y="2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.4cm" svg:y="3.4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" draw:id="id2" draw:layer="layout" svg:width="3.55cm" svg:height="2.3cm" svg:x="11.35cm" svg:y="7.1cm">
          <text:p text:style-name="P1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6cm" svg:x1="17.701cm" svg:y1="7.202cm" svg:x2="14.9cm" svg:y2="8.25cm" draw:start-shape="id4" draw:start-glue-point="2" draw:end-shape="id2" draw:end-glue-point="7" svg:d="M17701 7202v997l-2299 51h-502" svg:viewBox="0 0 2802 1049">
          <text:p/>
        </draw:connector>
        <draw:frame draw:style-name="gr19" draw:text-style-name="P12" draw:layer="layout" svg:width="1.5cm" svg:height="0.725cm" svg:x="1.5cm" svg:y="2.3cm">
          <draw:text-box>
            <text:p text:style-name="P1"><text:span text:style-name="T5">John</text:span></text:p>
          </draw:text-box>
        </draw:frame>
        <draw:g>
          <draw:g>
            <draw:g>
              <draw:custom-shape draw:style-name="gr20" draw:text-style-name="P6" draw:layer="layout" svg:width="1.244cm" svg:height="0.89cm" svg:x="15.256cm" svg:y="8.47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8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8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2" draw:layer="layout" svg:width="1.5cm" svg:height="0.725cm" svg:x="16.3cm" svg:y="8.668cm">
              <draw:text-box>
                <text:p text:style-name="P1"><text:span text:style-name="T5">John</text:span></text:p>
              </draw:text-box>
            </draw:frame>
          </draw:g>
          <draw:g>
            <draw:g>
              <draw:custom-shape draw:style-name="gr23" draw:text-style-name="P6" draw:layer="layout" svg:width="1.244cm" svg:height="0.89cm" svg:x="15.256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9.3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3" draw:layer="layout" svg:width="1.5cm" svg:height="0.725cm" svg:x="16.3cm" svg:y="9.603cm">
              <draw:text-box>
                <text:p text:style-name="P1"><text:span text:style-name="T6">Mary</text:span></text:p>
              </draw:text-box>
            </draw:frame>
          </draw:g>
          <draw:g>
            <draw:g>
              <draw:custom-shape draw:style-name="gr24" draw:text-style-name="P6" draw:layer="layout" svg:width="1.244cm" svg:height="0.89cm" svg:x="15.256cm" svg:y="10.40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10.4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10.3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4" draw:layer="layout" svg:width="1.5cm" svg:height="0.725cm" svg:x="16.3cm" svg:y="10.603cm">
              <draw:text-box>
                <text:p text:style-name="P1"><text:span text:style-name="T7">Olga</text:span></text:p>
              </draw:text-box>
            </draw:frame>
          </draw:g>
        </draw:g>
        <draw:g xml:id="id4" draw:id="id4">
          <draw:g>
            <draw:g>
              <draw:g>
                <draw:custom-shape draw:style-name="gr25" draw:text-style-name="P6" draw:layer="layout" svg:width="1.421cm" svg:height="0.89cm" svg:x="16.243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3.4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2" draw:layer="layout" svg:width="1.713cm" svg:height="0.725cm" svg:x="17.436cm" svg:y="3.706cm">
                <draw:text-box>
                  <text:p text:style-name="P1"><text:span text:style-name="T5">John</text:span></text:p>
                </draw:text-box>
              </draw:frame>
            </draw:g>
            <draw:g>
              <draw:g>
                <draw:custom-shape draw:style-name="gr28" draw:text-style-name="P6" draw:layer="layout" svg:width="1.421cm" svg:height="0.89cm" svg:x="16.243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4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3" draw:layer="layout" svg:width="1.713cm" svg:height="0.725cm" svg:x="17.436cm" svg:y="4.641cm">
                <draw:text-box>
                  <text:p text:style-name="P1"><text:span text:style-name="T6">Mary</text:span></text:p>
                </draw:text-box>
              </draw:frame>
            </draw:g>
            <draw:g>
              <draw:g>
                <draw:custom-shape draw:style-name="gr29" draw:text-style-name="P6" draw:layer="layout" svg:width="1.421cm" svg:height="0.89cm" svg:x="16.243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5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4" draw:layer="layout" svg:width="1.713cm" svg:height="0.725cm" svg:x="17.436cm" svg:y="5.641cm">
                <draw:text-box>
                  <text:p text:style-name="P1"><text:span text:style-name="T7">Olga</text:span></text:p>
                </draw:text-box>
              </draw:frame>
            </draw:g>
          </draw:g>
          <draw:custom-shape draw:style-name="gr30" draw:text-style-name="P15" draw:layer="layout" svg:width="3.998cm" svg:height="5.4cm" svg:x="15.702cm" svg:y="1.802cm"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31" draw:text-style-name="P16" draw:layer="layout" svg:width="3.197cm" svg:height="1.916cm" svg:x="16.045cm" svg:y="2.102cm">
            <draw:text-box>
              <text:p text:style-name="P1"><text:span text:style-name="T9">Biometric Referenc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8T10:41:59.008130803</dc:date>
    <meta:editing-duration>PT1H3M43S</meta:editing-duration>
    <meta:editing-cycles>21</meta:editing-cycles>
    <meta:generator>LibreOffice/6.1.6.3$Linux_X86_64 LibreOffice_project/5896ab1714085361c45cf540f76f60673dd96a72</meta:generator>
    <meta:document-statistic meta:object-count="76"/>
  </office:meta>
</office:document-meta>
</file>